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1" style:family="text">
      <style:text-properties style:font-name-asian="Mincho" style:font-name="Nimbus Sans L" style:font-name-complex="Tahoma"/>
    </style:style>
    <style:style style:name="ycX1pod" style:family="table-cell">
      <style:table-cell-properties style:vertical-align="middle" fo:padding="0.1cm" fo:border="0.05pt solid #000000"/>
    </style:style>
    <style:style style:name="ycX3pod" style:family="table-cell">
      <style:table-cell-properties style:vertical-align="middle" fo:border="0.05pt solid #000000" fo:padding="0.100cm"/>
    </style:style>
    <style:style style:name="Tablef3721605179748398722.1" style:family="table-column">
      <style:table-column-properties style:rel-column-width="32767*"/>
    </style:style>
    <style:style style:name="Tablef3721605179748398722.2" style:family="table-column">
      <style:table-column-properties style:rel-column-width="32767*"/>
    </style:style>
    <style:style style:name="Tablef2041605179748403170.1" style:family="table-column">
      <style:table-column-properties style:rel-column-width="65534*"/>
    </style:style>
    <style:style style:name="Tablef9511605179748396018.1" style:family="table-column">
      <style:table-column-properties style:rel-column-width="15337*"/>
    </style:style>
    <style:style style:name="Tablef9511605179748396018.2" style:family="table-column">
      <style:table-column-properties style:rel-column-width="25376*"/>
    </style:style>
    <style:style style:name="Tablef9511605179748396018.3" style:family="table-column">
      <style:table-column-properties style:rel-column-width="24819*"/>
    </style:style>
    <style:style style:name="Tablef4351605179748407046" style:family="table" style:parent-style-name="podTable">
      <style:table-properties style:width="17.59cm" style:rel-width="100.0%" table:table-align="left" table:align="left"/>
    </style:style>
    <style:style style:name="ycX6pod" style:family="table-cell">
      <style:table-cell-properties style:vertical-align="middle" fo:background-color="#FFCC33" fo:border="0.05pt solid #000000" fo:padding="0.500cm"/>
    </style:style>
    <style:style style:name="ycX8pod" style:family="table-cell">
      <style:table-cell-properties style:vertical-align="middle" fo:background-color="#eb9eb9" fo:border="0.05pt solid #000000" fo:padding="0.500cm"/>
    </style:style>
    <style:style style:name="ycX10pod" style:family="table-cell">
      <style:table-cell-properties style:vertical-align="middle" fo:background-color="#008000" fo:border="0.05pt solid #000000" fo:padding="0.500cm"/>
    </style:style>
    <style:style style:name="Tablef4351605179748407046.1" style:family="table-column">
      <style:table-column-properties style:rel-column-width="65534*"/>
    </style:style>
    <style:style style:name="ycX12pod" style:family="table-cell">
      <style:table-cell-properties fo:background-color="#e6e6e6" style:vertical-align="middle" fo:border="0.05pt solid #000000" fo:padding="0cm"/>
    </style:style>
    <style:style style:name="ycX15pod" style:family="table-cell">
      <style:table-cell-properties style:vertical-align="middle" fo:border="0.05pt solid #000000" fo:padding="0cm"/>
    </style:style>
    <style:style style:name="Tablef7241605179748409342.1" style:family="table-column">
      <style:table-column-properties style:rel-column-width="11064*"/>
    </style:style>
    <style:style style:name="Tablef7241605179748409342.2" style:family="table-column">
      <style:table-column-properties style:rel-column-width="2269*"/>
    </style:style>
    <style:style style:name="Tablef7241605179748409342.3" style:family="table-column">
      <style:table-column-properties style:rel-column-width="2269*"/>
    </style:style>
    <style:style style:name="Tablef7241605179748409342.4" style:family="table-column">
      <style:table-column-properties style:rel-column-width="2269*"/>
    </style:style>
    <style:style style:name="Tablef7241605179748409342.5" style:family="table-column">
      <style:table-column-properties style:rel-column-width="2269*"/>
    </style:style>
    <style:style style:name="Tablef7241605179748409342.6" style:family="table-column">
      <style:table-column-properties style:rel-column-width="2269*"/>
    </style:style>
    <style:style style:name="Tablef7241605179748409342.7" style:family="table-column">
      <style:table-column-properties style:rel-column-width="2269*"/>
    </style:style>
    <style:style style:name="Tablef7241605179748409342.8" style:family="table-column">
      <style:table-column-properties style:rel-column-width="2269*"/>
    </style:style>
    <style:style style:name="Tablef7241605179748409342.9" style:family="table-column">
      <style:table-column-properties style:rel-column-width="2269*"/>
    </style:style>
    <style:style style:name="Tablef7241605179748409342.10" style:family="table-column">
      <style:table-column-properties style:rel-column-width="2269*"/>
    </style:style>
    <style:style style:name="Tablef7241605179748409342.11" style:family="table-column">
      <style:table-column-properties style:rel-column-width="2269*"/>
    </style:style>
    <style:style style:name="Tablef7241605179748409342.12" style:family="table-column">
      <style:table-column-properties style:rel-column-width="2269*"/>
    </style:style>
    <style:style style:name="Tablef7241605179748409342.13" style:family="table-column">
      <style:table-column-properties style:rel-column-width="2269*"/>
    </style:style>
    <style:style style:name="Tablef7241605179748409342.14" style:family="table-column">
      <style:table-column-properties style:rel-column-width="2269*"/>
    </style:style>
    <style:style style:name="Tablef7241605179748409342.15" style:family="table-column">
      <style:table-column-properties style:rel-column-width="2269*"/>
    </style:style>
    <style:style style:name="Tablef7241605179748409342.16" style:family="table-column">
      <style:table-column-properties style:rel-column-width="2269*"/>
    </style:style>
    <style:style style:name="Tablef7241605179748409342.17" style:family="table-column">
      <style:table-column-properties style:rel-column-width="2269*"/>
    </style:style>
    <style:style style:name="Tablef7241605179748409342.18" style:family="table-column">
      <style:table-column-properties style:rel-column-width="2269*"/>
    </style:style>
    <style:style style:name="Tablef7241605179748409342.19" style:family="table-column">
      <style:table-column-properties style:rel-column-width="2269*"/>
    </style:style>
    <style:style style:name="Tablef7241605179748409342.20" style:family="table-column">
      <style:table-column-properties style:rel-column-width="2269*"/>
    </style:style>
    <style:style style:name="Tablef7241605179748409342.21" style:family="table-column">
      <style:table-column-properties style:rel-column-width="2269*"/>
    </style:style>
    <style:style style:name="Tablef7241605179748409342.22" style:family="table-column">
      <style:table-column-properties style:rel-column-width="2269*"/>
    </style:style>
    <style:style style:name="Tablef7241605179748409342.23" style:family="table-column">
      <style:table-column-properties style:rel-column-width="2269*"/>
    </style:style>
    <style:style style:name="Tablef7241605179748409342.24" style:family="table-column">
      <style:table-column-properties style:rel-column-width="2269*"/>
    </style:style>
    <style:style style:name="Tablef7241605179748409342.25" style:family="table-column">
      <style:table-column-properties style:rel-column-width="2269*"/>
    </style:style>
    <style:style style:name="Tablef2871605179748429966" style:family="table" style:parent-style-name="podTable">
      <style:table-properties style:width="17.59cm" style:rel-width="100.0%" table:table-align="left" table:align="left"/>
    </style:style>
    <style:style style:name="ycX18pod" style:family="table-cell">
      <style:table-cell-properties style:vertical-align="middle" fo:padding="0.1cm" fo:border="none"/>
    </style:style>
    <style:style style:name="Tablef5081605179748430347.1" style:family="table-column">
      <style:table-column-properties style:rel-column-width="32767*"/>
    </style:style>
    <style:style style:name="Tablef5081605179748430347.2" style:family="table-column">
      <style:table-column-properties style:rel-column-width="32767*"/>
    </style:style>
    <style:style style:name="Tablef7191605179748431531" style:family="table" style:parent-style-name="podTable">
      <style:table-properties style:width="17.59cm" style:rel-width="100.0%" table:table-align="left" table:align="left" fo:keep-with-next="always"/>
    </style:style>
    <style:style style:name="Tablef7191605179748431531.1" style:family="table-column">
      <style:table-column-properties style:rel-column-width="65534*"/>
    </style:style>
    <style:style style:name="Tablef9391605179748432775.1" style:family="table-column">
      <style:table-column-properties style:rel-column-width="65534*"/>
    </style:style>
    <style:style style:name="Tablef7861605179748433573.1" style:family="table-column">
      <style:table-column-properties style:rel-column-width="37094*"/>
    </style:style>
    <style:style style:name="Tablef7861605179748433573.2" style:family="table-column">
      <style:table-column-properties style:rel-column-width="28439*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>Table test.</text:p>
      <table:table table:name="Tablef9511605179748396018" table:style-name="podTable">
        <table:table-column table:style-name="Tablef9511605179748396018.1"/>
        <table:table-column table:style-name="Tablef9511605179748396018.2"/>
        <table:table-column table:style-name="Tablef9511605179748396018.3"/>
        <table:table-row>
          <table:table-cell table:style-name="ycX1pod">
            <text:p text:style-name="podCellContent">Table 1<text:line-break/></text:p>
          </table:table-cell>
          <table:table-cell table:style-name="ycX1pod" table:number-columns-spanned="2">
            <text:p text:style-name="podCellContent">aaaaa<text:line-break/></text:p>
          </table:table-cell>
        </table:table-row>
        <table:table-row>
          <table:table-cell table:style-name="ycX1pod">
            <text:p text:style-name="podCellContent">zzz<text:line-break/></text:p>
          </table:table-cell>
          <table:table-cell table:style-name="ycX1pod">
            <table:table table:name="Tablef3721605179748398722" table:style-name="podTable">
              <table:table-column table:style-name="Tablef3721605179748398722.1"/>
              <table:table-column table:style-name="Tablef3721605179748398722.2"/>
              <table:table-row>
                <table:table-cell table:style-name="ycX3pod">
                  <text:p text:style-name="ycX2pod">SubTableA</text:p>
                </table:table-cell>
                <table:table-cell table:style-name="ycX3pod">
                  <text:p text:style-name="podCellContent">SubTableB</text:p>
                </table:table-cell>
              </table:table-row>
              <table:table-row>
                <table:table-cell table:style-name="ycX3pod">
                  <text:p text:style-name="podCellContent">SubTableC</text:p>
                </table:table-cell>
                <table:table-cell table:style-name="ycX3pod">
                  <text:p text:style-name="podCellContent">SubTableD</text:p>
                </table:table-cell>
              </table:table-row>
            </table:table>
          </table:table-cell>
          <table:table-cell table:style-name="ycX1pod">
            <text:p text:style-name="podCellContent"><text:span text:style-name="ycX4pod">Hello</text:span> blabla</text:p>
            <table:table table:name="Tablef2041605179748403170" table:style-name="podTable">
              <table:table-column table:style-name="Tablef2041605179748403170.1"/>
              <table:table-row>
                <table:table-cell table:style-name="ycX1pod">
                  <text:p text:style-name="podCellContent">SubTableOneRowOneColumn</text:p>
                </table:table-cell>
              </table:table-row>
            </table:table>
            <text:p text:style-name="podCellContent"/>
          </table:table-cell>
        </table:table-row>
        <table:table-row>
          <table:table-cell table:style-name="ycX1pod">
            <text:p text:style-name="podCellContent">Within a <text:span text:style-name="ycX4pod">para</text:span>graph</text:p>
          </table:table-cell>
          <table:table-cell table:style-name="ycX1pod">
            <text:p text:style-name="podCellContent"><text:span text:style-name="ycX4pod">Hello</text:span> non bold</text:p>
          </table:table-cell>
          <table:table-cell table:style-name="ycX1pod">
            <text:p text:style-name="podCellContent">Hello <text:span text:style-name="ycX4pod">bold</text:span> not bold</text:p>
          </table:table-cell>
        </table:table-row>
      </table:table>
      <text:p/>
      <table:table table:name="Tablef4351605179748407046" table:style-name="Tablef4351605179748407046">
        <table:table-column table:style-name="Tablef4351605179748407046.1"/>
        <table:table-row>
          <table:table-cell table:style-name="ycX6pod">
            <text:p text:style-name="ycX5pod">Fond en RVB et texte vert</text:p>
          </table:table-cell>
        </table:table-row>
        <table:table-row>
          <table:table-cell table:style-name="ycX8pod">
            <text:p text:style-name="ycX7pod">Dans un &lt;p&gt; fond en # et texte bleu</text:p>
          </table:table-cell>
        </table:table-row>
        <table:table-row>
          <table:table-cell table:style-name="ycX10pod">
            <text:p text:style-name="ycX9pod">Fond en HTML color et texte gris</text:p>
          </table:table-cell>
        </table:table-row>
      </table:table>
      <text:p/>
      <table:table table:name="Tablef7241605179748409342" table:style-name="podTable">
        <table:table-column table:style-name="Tablef7241605179748409342.1"/>
        <table:table-column table:style-name="Tablef7241605179748409342.2"/>
        <table:table-column table:style-name="Tablef7241605179748409342.3"/>
        <table:table-column table:style-name="Tablef7241605179748409342.4"/>
        <table:table-column table:style-name="Tablef7241605179748409342.5"/>
        <table:table-column table:style-name="Tablef7241605179748409342.6"/>
        <table:table-column table:style-name="Tablef7241605179748409342.7"/>
        <table:table-column table:style-name="Tablef7241605179748409342.8"/>
        <table:table-column table:style-name="Tablef7241605179748409342.9"/>
        <table:table-column table:style-name="Tablef7241605179748409342.10"/>
        <table:table-column table:style-name="Tablef7241605179748409342.11"/>
        <table:table-column table:style-name="Tablef7241605179748409342.12"/>
        <table:table-column table:style-name="Tablef7241605179748409342.13"/>
        <table:table-column table:style-name="Tablef7241605179748409342.14"/>
        <table:table-column table:style-name="Tablef7241605179748409342.15"/>
        <table:table-column table:style-name="Tablef7241605179748409342.16"/>
        <table:table-column table:style-name="Tablef7241605179748409342.17"/>
        <table:table-column table:style-name="Tablef7241605179748409342.18"/>
        <table:table-column table:style-name="Tablef7241605179748409342.19"/>
        <table:table-column table:style-name="Tablef7241605179748409342.20"/>
        <table:table-column table:style-name="Tablef7241605179748409342.21"/>
        <table:table-column table:style-name="Tablef7241605179748409342.22"/>
        <table:table-column table:style-name="Tablef7241605179748409342.23"/>
        <table:table-column table:style-name="Tablef7241605179748409342.24"/>
        <table:table-column table:style-name="Tablef7241605179748409342.25"/>
        <table:table-row>
          <table:table-cell table:style-name="ycX12pod">
            <text:p text:style-name="ycX11pod">Température</text:p>
          </table:table-cell>
          <table:table-cell table:style-name="ycX12pod" table:number-columns-spanned="2">
            <text:p text:style-name="podHeaderCellContent"><text:span text:style-name="ycX13pod">Janvier</text:span></text:p>
          </table:table-cell>
          <table:table-cell table:style-name="ycX12pod" table:number-columns-spanned="2">
            <text:p text:style-name="podHeaderCellContent"><text:span text:style-name="ycX13pod">Février</text:span></text:p>
          </table:table-cell>
          <table:table-cell table:style-name="ycX12pod" table:number-columns-spanned="2">
            <text:p text:style-name="podHeaderCellContent"><text:span text:style-name="ycX13pod">Mars</text:span></text:p>
          </table:table-cell>
          <table:table-cell table:style-name="ycX12pod" table:number-columns-spanned="2">
            <text:p text:style-name="podHeaderCellContent"><text:span text:style-name="ycX13pod">Avril</text:span></text:p>
          </table:table-cell>
          <table:table-cell table:style-name="ycX12pod" table:number-columns-spanned="2">
            <text:p text:style-name="podHeaderCellContent"><text:span text:style-name="ycX13pod">Mai</text:span></text:p>
          </table:table-cell>
          <table:table-cell table:style-name="ycX12pod" table:number-columns-spanned="2">
            <text:p text:style-name="podHeaderCellContent"><text:span text:style-name="ycX13pod">Juin</text:span></text:p>
          </table:table-cell>
          <table:table-cell table:style-name="ycX12pod" table:number-columns-spanned="2">
            <text:p text:style-name="podHeaderCellContent"><text:span text:style-name="ycX13pod">Juillet</text:span></text:p>
          </table:table-cell>
          <table:table-cell table:style-name="ycX12pod" table:number-columns-spanned="2">
            <text:p text:style-name="podHeaderCellContent"><text:span text:style-name="ycX13pod">Août</text:span></text:p>
          </table:table-cell>
          <table:table-cell table:style-name="ycX12pod" table:number-columns-spanned="2">
            <text:p text:style-name="podHeaderCellContent"><text:span text:style-name="ycX13pod">Septembre</text:span></text:p>
          </table:table-cell>
          <table:table-cell table:style-name="ycX12pod" table:number-columns-spanned="2">
            <text:p text:style-name="podHeaderCellContent"><text:span text:style-name="ycX13pod">Octobre</text:span></text:p>
          </table:table-cell>
          <table:table-cell table:style-name="ycX12pod" table:number-columns-spanned="2">
            <text:p text:style-name="podHeaderCellContent"><text:span text:style-name="ycX13pod">Novembre</text:span></text:p>
          </table:table-cell>
          <table:table-cell table:style-name="ycX12pod" table:number-columns-spanned="2">
            <text:p text:style-name="podHeaderCellContent"><text:span text:style-name="ycX13pod">Décembre</text:span></text:p>
          </table:table-cell>
        </table:table-row>
        <table:table-row>
          <table:table-cell table:style-name="ycX15pod" table:number-rows-spanned="5">
            <text:p text:style-name="ycX14pod">Les cinq mois les plus chauds</text:p>
          </table:table-cell>
          <table:table-cell table:style-name="ycX15pod">
            <text:p text:style-name="podCellContent"><text:span text:style-name="ycX16pod">1975</text:span></text:p>
          </table:table-cell>
          <table:table-cell table:style-name="ycX15pod">
            <text:p text:style-name="podCellContent"><text:span text:style-name="ycX16pod">6.3</text:span></text:p>
          </table:table-cell>
          <table:table-cell table:style-name="ycX15pod">
            <text:p text:style-name="podCellContent"><text:span text:style-name="ycX16pod">1990</text:span></text:p>
          </table:table-cell>
          <table:table-cell table:style-name="ycX15pod">
            <text:p text:style-name="podCellContent"><text:span text:style-name="ycX16pod">7.9</text:span></text:p>
          </table:table-cell>
          <table:table-cell table:style-name="ycX15pod">
            <text:p text:style-name="podCellContent"><text:span text:style-name="ycX16pod">1991</text:span></text:p>
          </table:table-cell>
          <table:table-cell table:style-name="ycX15pod">
            <text:p text:style-name="podCellContent"><text:span text:style-name="ycX16pod">9.5</text:span></text:p>
          </table:table-cell>
          <table:table-cell table:style-name="ycX15pod">
            <text:p text:style-name="podCellContent"><text:span text:style-name="ycX16pod">1987</text:span></text:p>
          </table:table-cell>
          <table:table-cell table:style-name="ycX15pod">
            <text:p text:style-name="podCellContent"><text:span text:style-name="ycX16pod">11.9</text:span></text:p>
          </table:table-cell>
          <table:table-cell table:style-name="ycX15pod">
            <text:p text:style-name="podCellContent"><text:span text:style-name="ycX17pod">1947</text:span></text:p>
          </table:table-cell>
          <table:table-cell table:style-name="ycX15pod">
            <text:p text:style-name="podCellContent"><text:span text:style-name="ycX16pod">15.8</text:span></text:p>
          </table:table-cell>
          <table:table-cell table:style-name="ycX15pod">
            <text:p text:style-name="podCellContent"><text:span text:style-name="ycX16pod">1976</text:span></text:p>
          </table:table-cell>
          <table:table-cell table:style-name="ycX15pod">
            <text:p text:style-name="podCellContent"><text:span text:style-name="ycX16pod">19.3</text:span></text:p>
          </table:table-cell>
          <table:table-cell table:style-name="ycX15pod">
            <text:p text:style-name="podCellContent"><text:span text:style-name="ycX16pod">1994</text:span></text:p>
          </table:table-cell>
          <table:table-cell table:style-name="ycX15pod">
            <text:p text:style-name="podCellContent"><text:span text:style-name="ycX16pod">21.8</text:span></text:p>
          </table:table-cell>
          <table:table-cell table:style-name="ycX15pod">
            <text:p text:style-name="podCellContent"><text:span text:style-name="ycX16pod">1997</text:span></text:p>
          </table:table-cell>
          <table:table-cell table:style-name="ycX15pod">
            <text:p text:style-name="podCellContent"><text:span text:style-name="ycX16pod">21.2</text:span></text:p>
          </table:table-cell>
          <table:table-cell table:style-name="ycX15pod">
            <text:p text:style-name="podCellContent"><text:span text:style-name="ycX16pod">1949</text:span></text:p>
          </table:table-cell>
          <table:table-cell table:style-name="ycX15pod">
            <text:p text:style-name="podCellContent"><text:span text:style-name="ycX16pod">17.7</text:span></text:p>
          </table:table-cell>
          <table:table-cell table:style-name="ycX15pod">
            <text:p text:style-name="podCellContent"><text:span text:style-name="ycX16pod">1921</text:span></text:p>
          </table:table-cell>
          <table:table-cell table:style-name="ycX15pod">
            <text:p text:style-name="podCellContent"><text:span text:style-name="ycX16pod">14.0</text:span></text:p>
          </table:table-cell>
          <table:table-cell table:style-name="ycX15pod">
            <text:p text:style-name="podCellContent"><text:span text:style-name="ycX16pod">1994</text:span></text:p>
          </table:table-cell>
          <table:table-cell table:style-name="ycX15pod">
            <text:p text:style-name="podCellContent"><text:span text:style-name="ycX16pod">10.4</text:span></text:p>
          </table:table-cell>
          <table:table-cell table:style-name="ycX15pod">
            <text:p text:style-name="podCellContent"><text:span text:style-name="ycX16pod">1934</text:span></text:p>
          </table:table-cell>
          <table:table-cell table:style-name="ycX15pod">
            <text:p text:style-name="podCellContent"><text:span text:style-name="ycX16pod">7.5</text:span></text:p>
          </table:table-cell>
        </table:table-row>
      </table:table>
      <table:table table:name="Tablef2871605179748429966" table:style-name="Tablef2871605179748429966"/>
      <text:p/>
      <table:table table:name="Tablef5081605179748430347" table:style-name="podTable">
        <table:table-column table:style-name="Tablef5081605179748430347.1"/>
        <table:table-column table:style-name="Tablef5081605179748430347.2"/>
        <table:table-row>
          <table:table-cell table:style-name="ycX18pod">
            <text:p text:style-name="podCellContent">A table</text:p>
          </table:table-cell>
          <table:table-cell table:style-name="ycX18pod">
            <text:p text:style-name="podCellContent">without</text:p>
          </table:table-cell>
        </table:table-row>
        <table:table-row>
          <table:table-cell table:style-name="ycX18pod" table:number-columns-spanned="2">
            <text:p text:style-name="ycX19pod">b o r d e r</text:p>
          </table:table-cell>
        </table:table-row>
      </table:table>
      <text:p/>
      <table:table table:name="Tablef7191605179748431531" table:style-name="Tablef7191605179748431531">
        <table:table-column table:style-name="Tablef7191605179748431531.1"/>
        <table:table-row>
          <table:table-cell table:style-name="ycX1pod">
            <text:p text:style-name="podCellContent">1</text:p>
          </table:table-cell>
        </table:table-row>
        <table:table-row>
          <table:table-cell table:style-name="ycX1pod">
            <text:p text:style-name="podCellContent">2</text:p>
          </table:table-cell>
        </table:table-row>
      </table:table>
      <table:table table:name="Tablef9391605179748432775" table:style-name="podTable">
        <table:table-column table:style-name="Tablef9391605179748432775.1"/>
        <table:table-row>
          <table:table-cell table:style-name="ycX18pod">
            <text:p text:style-name="podCellContent">No border</text:p>
          </table:table-cell>
        </table:table-row>
      </table:table>
      <text:p text:style-name="ycX20pod">Negative text indent kept (outside a table)</text:p>
      <table:table table:name="Tablef7861605179748433573" table:style-name="podTable">
        <table:table-column table:style-name="Tablef7861605179748433573.1"/>
        <table:table-column table:style-name="Tablef7861605179748433573.2"/>
        <table:table-row/>
        <table:table-row>
          <table:table-cell table:style-name="ycX1pod">
            <text:p text:style-name="podCellContent">Article 1</text:p>
          </table:table-cell>
          <table:table-cell table:style-name="ycX1pod">
            <text:p text:style-name="podCellContent">Content</text:p>
          </table:table-cell>
        </table:table-row>
      </table:table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  <style:style style:name="ycX2pod" style:family="paragraph" style:parent-style-name="podCellContent">
      <style:text-properties fo:font-size="75.0%"/>
    </style:style>
    <style:style style:name="ycX4pod" style:family="text">
      <style:text-properties fo:font-weight="bold"/>
    </style:style>
    <style:style style:name="ycX5pod" style:family="paragraph" style:parent-style-name="podCellContent">
      <style:text-properties fo:color="#54C221"/>
    </style:style>
    <style:style style:name="ycX7pod" style:family="paragraph" style:parent-style-name="podCellContent">
      <style:text-properties fo:color="#205c90"/>
    </style:style>
    <style:style style:name="ycX9pod" style:family="paragraph" style:parent-style-name="podCellContent">
      <style:text-properties fo:color="#808080"/>
    </style:style>
    <style:style style:name="ycX11pod" style:family="paragraph" style:parent-style-name="podHeaderCellContent">
      <style:text-properties fo:font-size="0.226cm"/>
    </style:style>
    <style:style style:name="ycX13pod" style:family="text">
      <style:text-properties fo:font-size="0.226cm"/>
    </style:style>
    <style:style style:name="ycX14pod" style:family="paragraph" style:parent-style-name="podCellContent">
      <style:text-properties fo:font-size="0.204cm"/>
    </style:style>
    <style:style style:name="ycX16pod" style:family="text">
      <style:text-properties fo:font-size="0.204cm"/>
    </style:style>
    <style:style style:name="ycX17pod" style:family="text">
      <style:text-properties fo:color="#ff0000" fo:font-size="0.204cm"/>
    </style:style>
    <style:style style:name="ycX19pod" style:family="paragraph" style:parent-style-name="podCellContent">
      <style:paragraph-properties fo:text-align="center"/>
    </style:style>
    <style:style style:name="ycX20pod" style:family="paragraph" style:parent-style-name="Standard">
      <style:paragraph-properties fo:text-indent="-1cm"/>
    </style:style>
    <text:list-style style:name="podNumberedList">
      <text:list-level-style-number text:level="1" text:style-name="podNumberStyle" style:num-suffix="." style:num-format="1">
        <style:list-level-properties text:space-before="0.32in" text:min-label-width="0.32in"/>
      </text:list-level-style-number>
      <text:list-level-style-number text:level="2" text:style-name="podNumberStyle" style:num-suffix="." style:num-format="1">
        <style:list-level-properties text:space-before="0.64in" text:min-label-width="0.32in"/>
      </text:list-level-style-number>
      <text:list-level-style-number text:level="3" text:style-name="podNumberStyle" style:num-suffix="." style:num-format="1">
        <style:list-level-properties text:space-before="0.96in" text:min-label-width="0.32in"/>
      </text:list-level-style-number>
      <text:list-level-style-number text:level="4" text:style-name="podNumberStyle" style:num-suffix="." style:num-format="1">
        <style:list-level-properties text:space-before="1.28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32in" text:min-label-width="0.32in"/>
      </text:list-level-style-bullet>
      <text:list-level-style-bullet text:level="2" text:style-name="podBulletStyle" text:bullet-char="◦">
        <style:list-level-properties text:space-before="0.64in" text:min-label-width="0.32in"/>
      </text:list-level-style-bullet>
      <text:list-level-style-bullet text:level="3" text:style-name="podBulletStyle" text:bullet-char="▪">
        <style:list-level-properties text:space-before="0.96in" text:min-label-width="0.32in"/>
      </text:list-level-style-bullet>
      <text:list-level-style-bullet text:level="4" text:style-name="podBulletStyle" text:bullet-char="•">
        <style:list-level-properties text:space-before="1.28in" text:min-label-width="0.32in"/>
      </text:list-level-style-bullet>
    </text:list-style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2-20T16:17:37</dc:date>
    <dc:language>en-US</dc:language>
    <meta:editing-cycles>15</meta:editing-cycles>
    <meta:editing-duration>PT1H53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3" meta:character-count="69"/>
    <dc:title>xhtmlTables</dc:title>
  </office:meta>
</office:document-meta>
</file>